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c0739" officeooo:paragraph-rsid="001c0739"/>
    </style:style>
    <style:style style:name="P2" style:family="paragraph" style:parent-style-name="Subtitle">
      <style:text-properties officeooo:rsid="001c0739" officeooo:paragraph-rsid="001c0739"/>
    </style:style>
    <style:style style:name="P3" style:family="paragraph" style:parent-style-name="Table_20_Contents">
      <style:paragraph-properties fo:text-align="center" style:justify-single-word="false"/>
      <style:text-properties officeooo:rsid="001f61be" officeooo:paragraph-rsid="001f61be"/>
    </style:style>
    <style:style style:name="P4" style:family="paragraph" style:parent-style-name="Table_20_Contents">
      <style:text-properties officeooo:paragraph-rsid="001f61be"/>
    </style:style>
    <style:style style:name="P5" style:family="paragraph" style:parent-style-name="Text_20_body">
      <style:text-properties officeooo:rsid="001c0739" officeooo:paragraph-rsid="001c0739"/>
    </style:style>
    <style:style style:name="P6" style:family="paragraph" style:parent-style-name="Text_20_body">
      <style:text-properties officeooo:paragraph-rsid="001c0739"/>
    </style:style>
    <style:style style:name="P7" style:family="paragraph" style:parent-style-name="Text_20_body">
      <style:text-properties officeooo:paragraph-rsid="001dbbad"/>
    </style:style>
    <style:style style:name="P8" style:family="paragraph" style:parent-style-name="Text_20_body">
      <style:text-properties officeooo:paragraph-rsid="001f61be"/>
    </style:style>
    <style:style style:name="P9" style:family="paragraph" style:parent-style-name="Text_20_body">
      <style:text-properties officeooo:rsid="001f61be" officeooo:paragraph-rsid="001f61be"/>
    </style:style>
    <style:style style:name="P10" style:family="paragraph" style:parent-style-name="Text_20_body">
      <style:text-properties fo:font-size="8pt" fo:font-style="italic" officeooo:rsid="001f61be" officeooo:paragraph-rsid="001f61be" style:font-size-asian="8pt" style:font-style-asian="italic" style:font-size-complex="8pt" style:font-style-complex="italic"/>
    </style:style>
    <style:style style:name="P11" style:family="paragraph" style:parent-style-name="Title">
      <style:text-properties officeooo:rsid="001c0739" officeooo:paragraph-rsid="001c0739"/>
    </style:style>
    <style:style style:name="P1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c0739"/>
    </style:style>
    <style:style style:name="T2" style:family="text">
      <style:text-properties fo:font-weight="bold" officeooo:rsid="001c0739" style:font-weight-asian="bold" style:font-weight-complex="bold"/>
    </style:style>
    <style:style style:name="T3" style:family="text">
      <style:text-properties fo:font-weight="bold" officeooo:rsid="001dbbad" style:font-weight-asian="bold" style:font-weight-complex="bold"/>
    </style:style>
    <style:style style:name="T4" style:family="text">
      <style:text-properties fo:font-weight="normal" officeooo:rsid="001c0739" style:font-weight-asian="normal" style:font-weight-complex="normal"/>
    </style:style>
    <style:style style:name="T5" style:family="text">
      <style:text-properties fo:font-weight="normal" officeooo:rsid="001dbbad" style:font-weight-asian="normal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style:font-name-asian="DejaVu Sans" style:font-name-complex="DejaVu Sans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fo:padding="0.0193in" fo:border="none" draw:ole-draw-aspect="1"/>
    </style:style>
    <style:style style:name="gr1" style:family="graphic">
      <style:graphic-properties draw:stroke="none" svg:stroke-color="#000000" draw:fill="none" draw:fill-color="#ffffff" draw:textarea-vertical-align="middle" fo:min-height="0.65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6598in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text:anchor-type="paragraph" draw:z-index="0" draw:name="Text Frame 1" draw:style-name="gr2" draw:text-style-name="P13" svg:width="2.0835in" svg:height="0.6598in" svg:x="5.4346in" svg:y="-0.6862in"><draw:text-box><text:p text:style-name="P12"><text:span text:style-name="T8">Mikołaj Pawłoś 258681</text:span></text:p><text:p text:style-name="P12"><text:span text:style-name="T8">Kacper Romek <text:s/>251619</text:span></text:p></draw:text-box></draw:frame><draw:frame text:anchor-type="paragraph" draw:z-index="1" draw:name="Text Frame 2" draw:style-name="gr1" draw:text-style-name="P13" svg:width="2.0835in" svg:height="0.6598in" svg:x="-0.6484in" svg:y="-0.7in"><draw:text-box><text:p text:style-name="P12"><text:span text:style-name="T8">Grupa nr:</text:span></text:p><text:p text:style-name="P12"><text:span text:style-name="T8">Poniedziałki 16:00</text:span></text:p></draw:text-box></draw:frame><text:s/>Metody Numeryczne</text:p>
      <text:p text:style-name="P2">Zad 1. Metody Bisekcji, Siecznych (02B)</text:p>
      <text:p text:style-name="P5"/>
      <text:h text:style-name="P1" text:outline-level="1">1. Wstęp</text:h>
      <text:p text:style-name="P8"><text:span text:style-name="T1">Zadanie zostało wykonane przy użyciu języka </text:span><text:span text:style-name="T2">Python3</text:span><text:span text:style-name="T4">, </text:span><text:span text:style-name="T5">do sporządzenia wykresów użyliśmy biblioteki </text:span><text:span text:style-name="T3">matplotlib</text:span><text:span text:style-name="T5">, biblioteka </text:span><text:span text:style-name="T3">numPy</text:span><text:span text:style-name="T5"> została wykorzystana do efektywnego obliczania funkcji sin, cos, exp(), przekazywania wartosci do funkcji rysujących wykresy. </text:span></text:p>
      <text:p text:style-name="P8"><text:span text:style-name="T5"/></text:p>
      <text:p text:style-name="P8"><text:span text:style-name="T5">Nasze wbudowane funkcje nieliniowe to:</text:span></text:p>
      <text:p text:style-name="P7"><text:span text:style-name="T5"><draw:frame draw:style-name="fr1" draw:name="Object1" text:anchor-type="as-char" svg:y="-0.1917in" svg:width="1.3965in" svg:height="0.2583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7"><text:span text:style-name="T5"><draw:frame draw:style-name="fr1" draw:name="Object2" text:anchor-type="as-char" svg:y="-0.1717in" svg:width="1.1008in" svg:height="0.23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7"><text:span text:style-name="T5"><draw:frame draw:style-name="fr1" draw:name="Object3" text:anchor-type="as-char" svg:y="-0.2634in" svg:width="0.7398in" svg:height="0.431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7"><text:span text:style-name="T5"><draw:frame draw:style-name="fr1" draw:name="Object4" text:anchor-type="as-char" svg:y="-0.1917in" svg:width="1.1673in" svg:height="0.2583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7"><text:span text:style-name="T5"/></text:p>
      <text:h text:style-name="P1" text:outline-level="1">2. Wyniki</text:h>
      <text:p text:style-name="P6"/>
      <text:p text:style-name="P9">Tabela 1. Wyniki dla podanej dokładności obliczeń <text:span text:style-name="T7">ε = 0.05, 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funkcja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f(x)</text:p>
          </table:table-cell>
          <table:table-cell table:style-name="Table1.D1" office:value-type="string">
            <text:p text:style-name="P3"><text:span text:style-name="T6">Ψ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5" text:anchor-type="as-char" svg:y="-0.1917in" svg:width="1.1756in" svg:height="0.2465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Object6" text:anchor-type="as-char" svg:y="-0.1681in" svg:width="0.8791in" svg:height="0.222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Object7" text:anchor-type="as-char" svg:y="-0.2634in" svg:width="0.5161in" svg:height="0.431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Object8" text:anchor-type="as-char" svg:y="-0.1917in" svg:width="0.9354in" svg:height="0.2465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0"><text:span text:style-name="T7">Legenda: Ψ – ilość iteracji 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oft-page-break/><text:span text:style-name="T7"/></text:p>
      <text:p text:style-name="P9">Tabela 2. Wyniki dla podanej liczby iteracji <text:span text:style-name="T6">Ψ</text:span><text:span text:style-name="T7"> = 5;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">funkcja</text:p>
          </table:table-cell>
          <table:table-cell table:style-name="Table2.A1" office:value-type="string">
            <text:p text:style-name="P3">x</text:p>
          </table:table-cell>
          <table:table-cell table:style-name="Table2.A1" office:value-type="string">
            <text:p text:style-name="P3">f(x)</text:p>
          </table:table-cell>
          <table:table-cell table:style-name="Table2.D1" office:value-type="string">
            <text:p text:style-name="P3"><text:span text:style-name="T6">Ψ</text:span></text:p>
          </table:table-cell>
        </table:table-row>
        <table:table-row>
          <table:table-cell table:style-name="Table2.A2" office:value-type="string">
            <text:p text:style-name="P4"><draw:frame draw:style-name="fr1" draw:name="Object9" text:anchor-type="as-char" svg:y="-0.1917in" svg:width="1.1756in" svg:height="0.2465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<draw:frame draw:style-name="fr1" draw:name="Object10" text:anchor-type="as-char" svg:y="-0.1681in" svg:width="0.8791in" svg:height="0.222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<draw:frame draw:style-name="fr1" draw:name="Object11" text:anchor-type="as-char" svg:y="-0.2634in" svg:width="0.5161in" svg:height="0.4319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<draw:frame draw:style-name="fr1" draw:name="Object12" text:anchor-type="as-char" svg:y="-0.1917in" svg:width="0.9354in" svg:height="0.2465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</table:table>
      <text:p text:style-name="P10"><text:span text:style-name="T7">Legenda: Ψ – ilość iteracji </text:span></text:p>
      <text:p text:style-name="P10"><text:span text:style-name="T7"/></text:p>
      <text:p text:style-name="P10"><text:span text:style-name="T7"/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1:38:58.993195464</meta:creation-date>
    <dc:date>2025-03-09T13:30:42.188953586</dc:date>
    <meta:editing-duration>PT1H51M42S</meta:editing-duration>
    <meta:editing-cycles>3</meta:editing-cycles>
    <meta:generator>LibreOffice/7.4.7.2$Linux_X86_64 LibreOffice_project/40$Build-2</meta:generator>
    <meta:document-statistic meta:table-count="2" meta:image-count="0" meta:object-count="12" meta:page-count="2" meta:paragraph-count="30" meta:word-count="83" meta:character-count="558" meta:non-whitespace-character-count="486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n>1</mn>
        </mrow>
        <mo fence="true" form="postfix" stretchy="false">)</mo>
      </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(1)~x^3 - 2 x^2 + 3 x - 1 
</annotation>
  </semantics>
</math>
</file>

<file path=Object 10/content.xml><?xml version="1.0" encoding="utf-8"?>
<math xmlns="http://www.w3.org/1998/Math/MathML" display="block">
  <semantics>
    <mrow>
      <mspace width="2em"/>
      <mi>sin</mi>
      <mrow>
        <mi>x</mi>
        <mo stretchy="false">+</mo>
        <mi>cos</mi>
      </mrow>
      <mi>x</mi>
    </mrow>
    <annotation encoding="StarMath 5.0">~sin{x} + cos{x}
</annotation>
  </semantics>
</math>
</file>

<file path=Object 11/content.xml><?xml version="1.0" encoding="utf-8"?>
<math xmlns="http://www.w3.org/1998/Math/MathML" display="block">
  <semantics>
    <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~2^x - {1} over {e} 
</annotation>
  </semantics>
</math>
</file>

<file path=Object 12/content.xml><?xml version="1.0" encoding="utf-8"?>
<math xmlns="http://www.w3.org/1998/Math/MathML" display="block">
  <semantics>
    <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</mrow>
    </mrow>
    <annotation encoding="StarMath 5.0">~e^x sin{2x} + e^x
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n>2</mn>
        </mrow>
        <mo fence="true" form="postfix" stretchy="false">)</mo>
      </mrow>
      <mspace width="2em"/>
      <mi>sin</mi>
      <mrow>
        <mi>x</mi>
        <mo stretchy="false">+</mo>
        <mi>cos</mi>
      </mrow>
      <mi>x</mi>
    </mrow>
    <annotation encoding="StarMath 5.0">(2)~sin{x} + cos{x}
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n>3</mn>
        </mrow>
        <mo fence="true" form="postfix" stretchy="false">)</mo>
      </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(3)~2^x - {1} over {e} 
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n>4</mn>
        </mrow>
        <mo fence="true" form="postfix" stretchy="false">)</mo>
      </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</mrow>
    </mrow>
    <annotation encoding="StarMath 5.0">(4)~e^x sin{2x} + e^x
</annotation>
  </semantics>
</math>
</file>

<file path=Object 5/content.xml><?xml version="1.0" encoding="utf-8"?>
<math xmlns="http://www.w3.org/1998/Math/MathML" display="block">
  <semantics>
    <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~x^3 - 2 x^2 + 3 x - 1 
</annotation>
  </semantics>
</math>
</file>

<file path=Object 6/content.xml><?xml version="1.0" encoding="utf-8"?>
<math xmlns="http://www.w3.org/1998/Math/MathML" display="block">
  <semantics>
    <mrow>
      <mspace width="2em"/>
      <mi>sin</mi>
      <mrow>
        <mi>x</mi>
        <mo stretchy="false">+</mo>
        <mi>cos</mi>
      </mrow>
      <mi>x</mi>
    </mrow>
    <annotation encoding="StarMath 5.0">~sin{x} + cos{x}
</annotation>
  </semantics>
</math>
</file>

<file path=Object 7/content.xml><?xml version="1.0" encoding="utf-8"?>
<math xmlns="http://www.w3.org/1998/Math/MathML" display="block">
  <semantics>
    <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~2^x - {1} over {e} 
</annotation>
  </semantics>
</math>
</file>

<file path=Object 8/content.xml><?xml version="1.0" encoding="utf-8"?>
<math xmlns="http://www.w3.org/1998/Math/MathML" display="block">
  <semantics>
    <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</mrow>
    </mrow>
    <annotation encoding="StarMath 5.0">~e^x sin{2x} + e^x
</annotation>
  </semantics>
</math>
</file>

<file path=Object 9/content.xml><?xml version="1.0" encoding="utf-8"?>
<math xmlns="http://www.w3.org/1998/Math/MathML" display="block">
  <semantics>
    <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~x^3 - 2 x^2 + 3 x - 1 
</annotation>
  </semantics>
</math>
</file>